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 style:may-break-between-rows="false" style:writing-mode="lr-tb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 style:may-break-between-rows="false" style:writing-mode="lr-tb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087f3"/>
    </style:style>
    <style:style style:name="P4" style:family="paragraph" style:parent-style-name="Footer">
      <style:text-properties officeooo:rsid="002ec0d7" officeooo:paragraph-rsid="006ae128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Numerada">
      <style:text-properties officeooo:paragraph-rsid="000b87ec"/>
    </style:style>
    <style:style style:name="P8" style:family="paragraph" style:parent-style-name="Viñeta_20_punto" style:list-style-name="List_20_1">
      <style:text-properties officeooo:paragraph-rsid="000b87ec"/>
    </style:style>
    <style:style style:name="P9" style:family="paragraph" style:parent-style-name="Viñeta_20_punto">
      <style:text-properties officeooo:paragraph-rsid="0013c6a6"/>
    </style:style>
    <style:style style:name="P10" style:family="paragraph" style:parent-style-name="Viñeta_20_punto">
      <style:text-properties officeooo:rsid="0013c6a6" officeooo:paragraph-rsid="0013c6a6"/>
    </style:style>
    <style:style style:name="P11" style:family="paragraph" style:parent-style-name="Viñeta_20_punto">
      <style:text-properties officeooo:paragraph-rsid="001732bf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0d5e19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0b87ec"/>
    </style:style>
    <style:style style:name="T9" style:family="text">
      <style:text-properties officeooo:rsid="000d5e1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7cc1f"/>
    </style:style>
    <style:style style:name="T12" style:family="text">
      <style:text-properties officeooo:rsid="0037e73e"/>
    </style:style>
    <style:style style:name="T13" style:family="text">
      <style:text-properties officeooo:rsid="006ae12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3c6a6"/>
    </style:style>
    <style:style style:name="T16" style:family="text">
      <style:text-properties officeooo:rsid="001732bf"/>
    </style:style>
    <style:style style:name="T17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dimiento cierre de actas cursadas/ exámenes</text:p>
      <text:list xml:id="list1899070069" text:style-name="Numbering_20_123">
        <text:list-item>
          <text:p text:style-name="Numerada">Ingresar a SIU GUARANI (<text:a xlink:type="simple" xlink:href="https://guarani.unrn.edu.ar/g3w3/" text:style-name="Internet_20_link" text:visited-style-name="Visited_20_Internet_20_Link">guarani.unrn.edu.ar</text:a>).</text:p>
        </text:list-item>
        <text:list-item>
          <text:p text:style-name="Numerada">Ir a CURSADA O EXÁMENES según corresponda.</text:p>
        </text:list-item>
        <text:list-item>
          <text:p text:style-name="Numerada">Seleccionar la materia.</text:p>
        </text:list-item>
        <text:list-item>
          <text:p text:style-name="Numerada">Ir a cargar notas (margen casi superior - no está muy arriba pero cerca)</text:p>
        </text:list-item>
        <text:list-item>
          <text:p text:style-name="P7">Incorporar las notas teniendo presente:</text:p>
          <text:list>
            <text:list-item>
              <text:p text:style-name="P7">Guardar cada tanto; sino aparece un cartel de error se deberá proceder a borrar los renglones marcados, guardar el acta y volver a intentar cargar los renglones que daban error y guardar. Se guarda <text:span text:style-name="T14">POR HOJA</text:span>.</text:p>
            </text:list-item>
            <text:list-item>
              <text:p text:style-name="P7">Se carga de <text:span text:style-name="Strong_20_Emphasis">IZQUIERDA A DERECHA</text:span></text:p>
            </text:list-item>
          </text:list>
        </text:list-item>
      </text:list>
      <text:h text:style-name="Heading_20_2" text:outline-level="2">Criterios de carga de nota</text:h>
      <text:h text:style-name="Heading_20_3" text:outline-level="3">Para LIBRES o que ABANDONARON: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Heading"><text:span text:style-name="T15">Notas de c</text:span>ursada</text:p>
          </table:table-cell>
          <table:table-cell table:style-name="Tabla1.A1" office:value-type="string">
            <text:p text:style-name="Table_20_Heading"><text:span text:style-name="T15">Notas de p</text:span>romoción</text:p>
          </table:table-cell>
        </table:table-row>
        <table:table-row>
          <table:table-cell table:style-name="Tabla1.A1" office:value-type="string">
            <text:list xml:id="list4264147530" text:style-name="List_20_1">
              <text:list-item>
                <text:p text:style-name="Viñeta_20_punto">NOTA: “-” (vacío)</text:p>
              </text:list-item>
              <text:list-item>
                <text:p text:style-name="Viñeta_20_punto">RESULTADO: “AUSENTE”</text:p>
              </text:list-item>
              <text:list-item>
                <text:p text:style-name="Viñeta_20_punto">CONDICIÓN: “ABANDONÓ” o “LIBRE”</text:p>
              </text:list-item>
            </text:list>
          </table:table-cell>
          <table:table-cell table:style-name="Tabla1.A1" office:value-type="string">
            <text:list xml:id="list161831077665620" text:continue-numbering="true" text:style-name="List_20_1">
              <text:list-item>
                <text:p text:style-name="Viñeta_20_punto">NOTA: “-” (vacío)</text:p>
              </text:list-item>
              <text:list-item>
                <text:p text:style-name="Viñeta_20_punto">RESULTADO: “AUSENTE”</text:p>
              </text:list-item>
            </text:list>
          </table:table-cell>
        </table:table-row>
      </table:table>
      <text:h text:style-name="Heading_20_3" text:outline-level="3"><text:span text:style-name="T8">P</text:span>ara quienes son REPROBADOS:</text:h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Heading"><text:span text:style-name="T15">Notas de c</text:span>ursada</text:p>
          </table:table-cell>
          <table:table-cell table:style-name="Tabla2.A1" office:value-type="string">
            <text:p text:style-name="Table_20_Heading"><text:span text:style-name="T15">Notas de p</text:span>romoción</text:p>
          </table:table-cell>
        </table:table-row>
        <table:table-row>
          <table:table-cell table:style-name="Tabla2.A1" office:value-type="string">
            <text:list xml:id="list161831577108642" text:continue-numbering="true" text:style-name="List_20_1">
              <text:list-item>
                <text:p text:style-name="P9">NOTA: “D”</text:p>
              </text:list-item>
              <text:list-item>
                <text:p text:style-name="P9">RESULTADO: “REPROBADO”</text:p>
              </text:list-item>
              <text:list-item>
                <text:p text:style-name="P9">CONDICIÓN: “INSUFICIENTE”</text:p>
              </text:list-item>
            </text:list>
          </table:table-cell>
          <table:table-cell table:style-name="Tabla2.A1" office:value-type="string">
            <text:list xml:id="list161830944807912" text:continue-numbering="true" text:style-name="List_20_1">
              <text:list-item>
                <text:p text:style-name="P10">NOTA: “-” (vacío)</text:p>
              </text:list-item>
              <text:list-item>
                <text:p text:style-name="P9">RESULTADO: “No promocionado”.</text:p>
              </text:list-item>
            </text:list>
          </table:table-cell>
        </table:table-row>
      </table:table>
      <text:h text:style-name="Heading_20_3" text:outline-level="3">Para los que solo REGULARIZAN:</text:h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Heading"><text:span text:style-name="T15">Notas de c</text:span>ursada</text:p>
          </table:table-cell>
          <table:table-cell table:style-name="Tabla3.A1" office:value-type="string">
            <text:p text:style-name="Table_20_Heading"><text:span text:style-name="T15">Notas de p</text:span>romoción</text:p>
          </table:table-cell>
        </table:table-row>
        <table:table-row>
          <table:table-cell table:style-name="Tabla3.A1" office:value-type="string">
            <text:list xml:id="list161830712097053" text:continue-numbering="true" text:style-name="List_20_1">
              <text:list-item>
                <text:p text:style-name="P11">NOTA: "A"</text:p>
              </text:list-item>
              <text:list-item>
                <text:p text:style-name="P11">RESULTADO: "APROBADO"</text:p>
              </text:list-item>
              <text:list-item>
                <text:p text:style-name="P11">CONDICIÓN: "REGULAR"</text:p>
              </text:list-item>
            </text:list>
          </table:table-cell>
          <table:table-cell table:style-name="Tabla3.A1" office:value-type="string">
            <text:list xml:id="list161832119826744" text:continue-numbering="true" text:style-name="List_20_1">
              <text:list-item>
                <text:p text:style-name="Viñeta_20_punto">NOTA: la nota numérica que les corresponda (menor a 7 normalmente, varía según escala de promoción de la materia)</text:p>
              </text:list-item>
              <text:list-item>
                <text:p text:style-name="Viñeta_20_punto">RESULTADO: "No promocionado"</text:p>
              </text:list-item>
            </text:list>
          </table:table-cell>
        </table:table-row>
      </table:table>
      <text:h text:style-name="Heading_20_3" text:outline-level="3"><text:soft-page-break/>Para los que PROMOCIONAN:</text:h>
      <table:table table:name="Tabla4" table:style-name="Tabla4">
        <table:table-column table:style-name="Tabla4.A" table:number-columns-repeated="2"/>
        <table:table-header-rows>
          <table:table-row>
            <table:table-cell table:style-name="Tabla4.A1" office:value-type="string">
              <text:p text:style-name="Table_20_Heading"><text:span text:style-name="T15">Notas de c</text:span>ursada</text:p>
            </table:table-cell>
            <table:table-cell table:style-name="Tabla4.A1" office:value-type="string">
              <text:p text:style-name="Table_20_Heading"><text:span text:style-name="T15">Notas de p</text:span>romoción</text:p>
            </table:table-cell>
          </table:table-row>
        </table:table-header-rows>
        <table:table-row>
          <table:table-cell table:style-name="Tabla4.A1" office:value-type="string">
            <text:list xml:id="list161830775552010" text:continue-numbering="true" text:style-name="List_20_1">
              <text:list-item>
                <text:p text:style-name="P11">NOTA: "A"</text:p>
              </text:list-item>
              <text:list-item>
                <text:p text:style-name="P11">RESULTADO: "APROBADO"</text:p>
              </text:list-item>
              <text:list-item>
                <text:p text:style-name="P11">CONDICIÓN: "REGULAR"</text:p>
              </text:list-item>
            </text:list>
          </table:table-cell>
          <table:table-cell table:style-name="Tabla4.A1" office:value-type="string">
            <text:list xml:id="list161831244360118" text:continue-numbering="true" text:style-name="List_20_1">
              <text:list-item>
                <text:p text:style-name="Viñeta_20_punto">NOTA: <text:s/>la nota numérica que les corresponda (Mayor o igual a 7, varía según escala de promoción de la materia)</text:p>
              </text:list-item>
              <text:list-item>
                <text:p text:style-name="Viñeta_20_punto">RESULTADO: "Promocionado"</text:p>
              </text:list-item>
            </text:list>
          </table:table-cell>
        </table:table-row>
      </table:table>
      <text:h text:style-name="Heading_20_2" text:outline-level="2">Luego de completar la carga de notas:</text:h>
      <text:list xml:id="list161832233705585" text:continue-list="list1899070069" text:style-name="Numbering_20_123">
        <text:list-item>
          <text:p text:style-name="Numerada">Descargar el acta en formato <text:span text:style-name="T2">PDF</text:span></text:p>
        </text:list-item>
        <text:list-item>
          <text:p text:style-name="Numerada"><text:span text:style-name="T15">Enviar</text:span> un <text:span text:style-name="T9">e</text:span>mail dirigido a <text:a xlink:type="simple" xlink:href="mailto:actasbariloche@unrn.edu.ar" text:style-name="Internet_20_link" text:visited-style-name="Visited_20_Internet_20_Link"><text:span text:style-name="T10">actasbariloche@unrn.edu.ar</text:span></text:a> indicando la información que da el acta en DETALLES (a la derecha del nombre de la materia), sugiero marcar para posteriormente copiar y pegar en el correo electrónico. <text:span text:style-name="T14">ES UN CORREO POR MATERIA</text:span>.</text:p>
        </text:list-item>
        <text:list-item>
          <text:p text:style-name="Numerada">En un tiempo razonable le llegará correo de respuesta que indica que revisen el acta enviada para su validación.</text:p>
        </text:list-item>
        <text:list-item>
          <text:p text:style-name="Numerada">Revisen el acta, comparándola con el <text:span text:style-name="T2">PDF</text:span> del punto 6, si está correcta indiquen en la respuesta del correo. Sino indiquen modificaciones.</text:p>
        </text:list-item>
        <text:list-item>
          <text:p text:style-name="Numerada">Posteriormente de la validación, recibirá un correo indicando que acta HA SIDO CERRADA. De no pasar esto los alumnos tendrán la nota asenta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 fo:margin-left="2cm" fo:margin-right="0cm" fo:text-indent="-1.499cm" style:auto-text-indent="false">
        <style:tab-stops>
          <style:tab-stop style:position="2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Capital" style:family="paragraph" style:parent-style-name="Aclaración">
      <style:paragraph-properties>
        <style:drop-cap style:lines="3" style:distance="0.499cm"/>
      </style:paragraph-properties>
    </style:style>
    <style:style style:name="Figure" style:family="paragraph" style:parent-style-name="Caption" style:class="extra"/>
    <style:style style:name="Glosario" style:family="paragraph" style:parent-style-name="List_20_Heading">
      <style:text-properties fo:font-weight="bold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Bibliografía" style:family="paragraph" style:parent-style-name="List_20_Contents" style:list-style-name="Bibliografi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00" loext:opacity="100%" style:text-underline-style="solid" style:text-underline-width="bold" style:text-underline-color="#000000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ermino_20_definido" style:display-name="Termino definido" style:family="text"/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087f3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" fo:font-size="13pt" officeooo:rsid="00176edb" style:font-size-asian="10.5pt"/>
    </style:style>
    <style:style style:name="MT10" style:family="text">
      <style:text-properties style:font-name="Fabrikat" fo:font-size="13pt" officeooo:rsid="000b2ba5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</text:span></text:p>
        <text:p text:style-name="MP2"><text:span text:style-name="MT2"><text:tab/><text:tab/></text:span><text:span text:style-name="MT3">Ingeniería en Computación</text:span></text:p>
      </style:header>
      <style:footer>
        <text:p text:style-name="MP3"><text:span text:style-name="MT4">r</text:span><text:editing-cycles>5</text:editing-cycles>/<text:span text:style-name="MT5"><text:date style:data-style-name="N10107" text:date-value="2023-06-25T16:18:30.155716328">2023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2" style:data-style-name="N0">2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2"><text:tab/><text:tab/></text:span><text:span text:style-name="MT9">Curso de Ingreso </text:span><text:span text:style-name="MT10"><text:date style:data-style-name="N107" text:date-value="2023-06-25T16:18:30.158603056">2023</text:date></text:span></text:p>
      </style:header>
      <style:footer>
        <text:p text:style-name="MP6"><text:span text:style-name="MT4">r</text:span><text:editing-cycles>5</text:editing-cycles>/<text:span text:style-name="MT5"><text:date style:data-style-name="N10107" text:date-value="2023-06-25T16:18:30.159539105">2023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11-19T11:11:32.082834089</meta:creation-date>
    <dc:date>2023-06-25T16:18:29.696488139</dc:date>
    <dc:creator>Martín René Vilugrón</dc:creator>
    <meta:editing-duration>PT14M59S</meta:editing-duration>
    <meta:editing-cycles>5</meta:editing-cycles>
    <meta:generator>LibreOffice/7.3.7.2$Linux_X86_64 LibreOffice_project/30$Build-2</meta:generator>
    <meta:document-statistic meta:table-count="4" meta:image-count="2" meta:object-count="0" meta:page-count="2" meta:paragraph-count="53" meta:word-count="381" meta:character-count="2251" meta:non-whitespace-character-count="1943"/>
  </office:meta>
</office:document-meta>
</file>